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text-properties fo:color="#ffffff" fo:font-family="'Times New Roman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Hinne ma-tov umannaim</text:span><text:span text:style-name="T1"><text:line-break/></text:span><text:span text:style-name="T1">szewet ahim gam-jahad</text:span><text:span text:style-name="T1"><text:line-break/></text:span><text:span text:style-name="T1"><text:line-break/></text:span><text:span text:style-name="T1">( Zobaczcie jak jest dobrze</text:span><text:span text:style-name="T1"><text:line-break/></text:span><text:span text:style-name="T1">przebywać razem z braćmi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8-24T21:21:24.28</dc:date>
    <meta:editing-duration>PT00H21M57S</meta:editing-duration>
    <meta:editing-cycles>3</meta:editing-cycles>
    <meta:generator>OpenOffice.org/3.0$Win32 OpenOffice.org_project/300m9$Build-9358</meta:generator>
    <meta:document-statistic meta:object-count="24"/>
  </office:meta>
</office:document-meta>
</file>